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479in" fo:margin-left="-0.0167in" fo:margin-right="-0.0063in" table:align="margins"/>
    </style:style>
    <style:style style:name="Table1.A" style:family="table-column">
      <style:table-column-properties style:column-width="2.3333in" style:rel-column-width="22008*"/>
    </style:style>
    <style:style style:name="Table1.B" style:family="table-column">
      <style:table-column-properties style:column-width="2.3021in" style:rel-column-width="21713*"/>
    </style:style>
    <style:style style:name="Table1.C" style:family="table-column">
      <style:table-column-properties style:column-width="2.3125in" style:rel-column-width="2181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 style:data-style-name="N0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C2" style:family="table-cell" style:data-style-name="N0">
      <style:table-cell-properties fo:background-color="transparent" fo:padding="0.0382in" fo:border-left="0.05pt solid #000000" fo:border-right="0.05pt solid #000000" fo:border-top="none" fo:border-bottom="none">
        <style:background-image/>
      </style:table-cell-properties>
    </style:style>
    <style:style style:name="Table1.A3" style:family="table-cell" style:data-style-name="N0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 style:data-style-name="N0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 style:data-style-name="N0">
      <style:table-cell-properties fo:padding="0.0382in" fo:border-left="0.05pt solid #000000" fo:border-right="none" fo:border-top="none" fo:border-bottom="none"/>
    </style:style>
    <style:style style:name="Table1.B4" style:family="table-cell" style:data-style-name="N0">
      <style:table-cell-properties fo:padding="0.0382in" fo:border-left="0.05pt solid #000000" fo:border-right="none" fo:border-top="none" fo:border-bottom="none"/>
    </style:style>
    <style:style style:name="Table1.C4" style:family="table-cell">
      <style:table-cell-properties fo:padding="0.0382in" fo:border-left="0.05pt solid #000000" fo:border-right="0.05pt solid #000000" fo:border-top="none" fo:border-bottom="none"/>
    </style:style>
    <style:style style:name="Table1.A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B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 style:data-style-name="N0">
      <style:table-cell-properties fo:padding="0.0382in" fo:border-left="0.05pt solid #000000" fo:border-right="none" fo:border-top="none" fo:border-bottom="none"/>
    </style:style>
    <style:style style:name="Table1.B6" style:family="table-cell" style:data-style-name="N0">
      <style:table-cell-properties fo:padding="0.0382in" fo:border-left="0.05pt solid #000000" fo:border-right="none" fo:border-top="none" fo:border-bottom="none"/>
    </style:style>
    <style:style style:name="Table1.C6" style:family="table-cell">
      <style:table-cell-properties fo:padding="0.0382in" fo:border-left="0.05pt solid #000000" fo:border-right="0.05pt solid #000000" fo:border-top="none" fo:border-bottom="none"/>
    </style:style>
    <style:style style:name="Table1.A7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B7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rypto Presentation <text:line-break/>Day III<text:line-break/>Notes</text:p>
      <text:p text:style-name="Title"/>
      <text:h text:style-name="Heading_20_1" text:outline-level="1">Materials</text:h>
      <text:p text:style-name="Standard">Here are some items needed for the presentation.</text:p>
      <text:list xml:id="list1913859863283287782" text:style-name="L1">
        <text:list-item>
          <text:p text:style-name="P2">Envelopes and note cards</text:p>
        </text:list-item>
        <text:list-item>
          <text:p text:style-name="P2">List of encryption numbers (product of two primes) and their factors.</text:p>
        </text:list-item>
        <text:list-item>
          <text:p text:style-name="P2">Calculator (on laptop is fine)</text:p>
        </text:list-item>
      </text:list>
      <text:h text:style-name="Heading_20_1" text:outline-level="1"/>
      <text:p text:style-name="Standard">Story: Alice wants to send a message to Bob – over the network. <text:s/>Alice grabs Bob's public key (via the net from his home page). <text:s/>Alice uses the scheme before to encrypt the message (one bit at a time), transmits, Bob receives, decrypts and gets the message.</text:p>
      <text:p text:style-name="Standard"/>
      <text:p text:style-name="Standard">Now to save time, we use envelopes for passing messages. <text:s/>Works as follows.</text:p>
      <text:p text:style-name="Standard"/>
      <text:h text:style-name="Heading_20_2" text:outline-level="2">Rules</text:h>
      <text:list xml:id="list2766873404633005887" text:style-name="L2">
        <text:list-item>
          <text:p text:style-name="P3">Each person stands in line Alice on one side Bob on the other – instructor (me) in the middle.</text:p>
        </text:list-item>
        <text:list-item>
          <text:p text:style-name="P3">Passing done via note cards that are handed from person to person. <text:s/>Persons in the middle act as “routers”. <text:s/>All can see these messages – unencrypted.</text:p>
        </text:list-item>
        <text:list-item>
          <text:p text:style-name="P3">Message can also be placed inside an envelope (encrypted) with a number N (public key) written on it. <text:s/>Write a message on card, fold in half and place in envelope. <text:s/>Envelopes cannot be opened or read unless a factor for F (private key) is known. <text:s/>These messages are considered – encrypted.</text:p>
        </text:list-item>
        <text:list-item>
          <text:p text:style-name="P3">Nobody is allowed to speak unless specifically asked – or by sending a note card along.</text:p>
        </text:list-item>
      </text:list>
      <text:p text:style-name="Standard"/>
      <text:p text:style-name="Standard"/>
      <text:h text:style-name="Heading_20_2" text:outline-level="2">Steps</text:h>
      <text:list xml:id="list22912443025565887" text:style-name="L3">
        <text:list-item>
          <text:p text:style-name="P4">Give Bob a public N and private key F.</text:p>
        </text:list-item>
        <text:list-item>
          <text:p text:style-name="P4">Alice writes a request on a note card for a public key and “sends” it along the network. <text:s/>All can read it.</text:p>
        </text:list-item>
        <text:list-item>
          <text:p text:style-name="P4">Bob gets the message and sends N (public key) on an envelope back to Alice. <text:s/>All can read it. <text:s/>(Point out the extreme difficulty in factoring very large prime numbers – so we think anyway.)</text:p>
        </text:list-item>
        <text:list-item>
          <text:p text:style-name="P4">Alice writes a message (any word) on a note card. <text:s/>Places it in the envelope with N on it.</text:p>
        </text:list-item>
        <text:list-item>
          <text:p text:style-name="P4">Alice sends the sealed envelope back across the network. <text:s/>Nobody can open it.</text:p>
        </text:list-item>
        <text:list-item>
          <text:p text:style-name="P4"><text:soft-page-break/>Bob receives it, reads the prime number N and number F, using a calculator class verifies that it is in fact a factor of N (just do N/F).</text:p>
        </text:list-item>
        <text:list-item>
          <text:p text:style-name="P4">Bob opens it and reads the message, “Duncan Rocks” (or whatever message INSTRUCTOR wants).</text:p>
        </text:list-item>
      </text:list>
      <text:p text:style-name="Standard"/>
      <text:h text:style-name="Heading_20_2" text:outline-level="2">Trick</text:h>
      <text:list xml:id="list736188164349792131" text:style-name="L4">
        <text:list-item>
          <text:p text:style-name="P5">Instructor acts as the man in the middle (Mallory).</text:p>
        </text:list-item>
        <text:list-item>
          <text:p text:style-name="P5">Beforehand, instructor prepares a separate N' and F' value – ideally as close to the Bob's as possible. <text:s/>Placing N' on a notecard (identical to those used by everyone else.) <text:s/>And a separate message in a sealed envelope with N on the outside (not N'!) <text:s/>(Recommend both a sealed – licked – and unlicked version – as some people are unwilling to really seal it!)</text:p>
        </text:list-item>
        <text:list-item>
          <text:p text:style-name="P5">When message with N on it arrives, Mallory inserts own N' and passes along to Alice.</text:p>
        </text:list-item>
        <text:list-item>
          <text:p text:style-name="P5">When encrypted message (envelope) arrives with N' on it, Mallory replaces it with own envelope with N on it and own message inside. <text:s/>Here slight-of-hand would be nice. <text:s/>I'm no magician – but maybe some distraction. <text:s/>A good example is “Denial of Service” <text:s/>- toss the envelope behind you to illustrate. <text:s/>Then casually pick it back up and pass along – now with the fake one!</text:p>
        </text:list-item>
        <text:list-item>
          <text:p text:style-name="P5">Now, Bob reads Mallory's message</text:p>
        </text:list-item>
        <text:list-item>
          <text:p text:style-name="P5">Then have Mallory show Alice's envelope, and prove they know the factor (N'/F'), and open and read the actual true message! <text:s/>Tada!</text:p>
        </text:list-item>
      </text:list>
      <text:p text:style-name="Standard"/>
      <text:p text:style-name="Standard">Examples of good numbers to use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N</text:p>
          </table:table-cell>
          <table:table-cell table:style-name="Table1.A1" office:value-type="string">
            <text:p text:style-name="P1">F</text:p>
          </table:table-cell>
          <table:table-cell table:style-name="Table1.C1" office:value-type="string">
            <text:p text:style-name="P1">N/F</text:p>
          </table:table-cell>
        </table:table-row>
        <table:table-row>
          <table:table-cell table:style-name="Table1.A2" office:value-type="float" office:value="431455697209">
            <text:p text:style-name="Standard">431455697209</text:p>
          </table:table-cell>
          <table:table-cell table:style-name="Table1.A2" office:value-type="float" office:value="554017">
            <text:p text:style-name="Standard">554017</text:p>
          </table:table-cell>
          <table:table-cell table:style-name="Table1.C2" office:value-type="float" office:value="778777">
            <text:p text:style-name="Standard">778777</text:p>
          </table:table-cell>
        </table:table-row>
        <table:table-row>
          <table:table-cell table:style-name="Table1.A3" office:value-type="float" office:value="431455692209">
            <text:p text:style-name="Standard">431455692209</text:p>
          </table:table-cell>
          <table:table-cell table:style-name="Table1.A3" office:value-type="float" office:value="9631">
            <text:p text:style-name="Standard">9631</text:p>
          </table:table-cell>
          <table:table-cell table:style-name="Table1.C3" office:value-type="float" office:value="44798639">
            <text:p text:style-name="Standard">44798639</text:p>
          </table:table-cell>
        </table:table-row>
        <table:table-row>
          <table:table-cell table:style-name="Table1.A4" office:value-type="float" office:value="209796738673">
            <text:p text:style-name="Table_20_Contents">209796738673</text:p>
          </table:table-cell>
          <table:table-cell table:style-name="Table1.B4" office:value-type="float" office:value="877073">
            <text:p text:style-name="Standard">877073</text:p>
          </table:table-cell>
          <table:table-cell table:style-name="Table1.C6" office:value-type="string">
            <text:p text:style-name="Standard">239201 </text:p>
          </table:table-cell>
        </table:table-row>
        <table:table-row>
          <table:table-cell table:style-name="Table1.A5" office:value-type="float" office:value="209797738673">
            <text:p text:style-name="Table_20_Contents">209797738673</text:p>
          </table:table-cell>
          <table:table-cell table:style-name="Table1.B5" office:value-type="float" office:value="382171">
            <text:p text:style-name="Table_20_Contents">382171</text:p>
          </table:table-cell>
          <table:table-cell table:style-name="Table1.C7" office:value-type="string">
            <text:p text:style-name="Table_20_Contents">548963 </text:p>
          </table:table-cell>
        </table:table-row>
        <table:table-row>
          <table:table-cell table:style-name="Table1.A6" office:value-type="float" office:value="12222563137">
            <text:p text:style-name="Table_20_Contents">12222563137</text:p>
          </table:table-cell>
          <table:table-cell table:style-name="Table1.B6" office:value-type="float" office:value="959159">
            <text:p text:style-name="Table_20_Contents">959159</text:p>
          </table:table-cell>
          <table:table-cell table:style-name="Table1.C6" office:value-type="string">
            <text:p text:style-name="Table_20_Contents">12743 </text:p>
          </table:table-cell>
        </table:table-row>
        <table:table-row>
          <table:table-cell table:style-name="Table1.A7" office:value-type="float" office:value="12225563137">
            <text:p text:style-name="Table_20_Contents">12225563137</text:p>
          </table:table-cell>
          <table:table-cell table:style-name="Table1.B7" office:value-type="float" office:value="798691">
            <text:p text:style-name="Table_20_Contents">798691</text:p>
          </table:table-cell>
          <table:table-cell table:style-name="Table1.C7" office:value-type="string">
            <text:p text:style-name="Table_20_Contents">15307 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Duncan</meta:initial-creator>
    <meta:creation-date>2010-04-23T16:08:17</meta:creation-date>
    <dc:date>2013-05-30T23:55:41</dc:date>
    <meta:editing-duration>P1DT3H15M30S</meta:editing-duration>
    <meta:editing-cycles>5</meta:editing-cycles>
    <meta:generator>LibreOffice/4.2.8.2$Linux_X86_64 LibreOffice_project/420m0$Build-2</meta:generator>
    <meta:document-statistic meta:table-count="1" meta:image-count="0" meta:object-count="0" meta:page-count="2" meta:paragraph-count="50" meta:word-count="567" meta:character-count="3156" meta:non-whitespace-character-count="2620"/>
  </office:meta>
</office:document-meta>
</file>